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1" svg:font-family="'Open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 style:master-page-name="">
      <style:paragraph-properties fo:margin-top="0.199cm" fo:margin-bottom="0.199cm" style:contextual-spacing="false" style:page-number="auto"/>
      <style:text-properties fo:font-weight="bold" officeooo:paragraph-rsid="000cde4b" style:font-weight-asian="bold" style:font-weight-complex="bold"/>
    </style:style>
    <style:style style:name="P2" style:family="paragraph" style:parent-style-name="Normal_20__28_Web_29_">
      <style:paragraph-properties fo:margin-top="0.199cm" fo:margin-bottom="0.199cm" style:contextual-spacing="false"/>
      <style:text-properties fo:font-weight="bold" officeooo:paragraph-rsid="000cde4b" style:font-weight-asian="bold" style:font-weight-complex="bold"/>
    </style:style>
    <style:style style:name="P3" style:family="paragraph" style:parent-style-name="Normal_20__28_Web_29_">
      <style:text-properties fo:color="#00a933" loext:opacity="100%" officeooo:rsid="000eafac" officeooo:paragraph-rsid="000eafac"/>
    </style:style>
    <style:style style:name="P4" style:family="paragraph" style:parent-style-name="Normal_20__28_Web_29_">
      <style:text-properties fo:color="#00a933" loext:opacity="100%" officeooo:rsid="001082b9" officeooo:paragraph-rsid="001082b9"/>
    </style:style>
    <style:style style:name="P5" style:family="paragraph" style:parent-style-name="Normal_20__28_Web_29_">
      <style:text-properties fo:color="#00a933" loext:opacity="100%" officeooo:rsid="001164db" officeooo:paragraph-rsid="001164db"/>
    </style:style>
    <style:style style:name="P6" style:family="paragraph" style:parent-style-name="Normal_20__28_Web_29_">
      <style:text-properties fo:color="#ff0000" loext:opacity="100%" officeooo:rsid="001164db" officeooo:paragraph-rsid="001164db"/>
    </style:style>
    <style:style style:name="P7" style:family="paragraph" style:parent-style-name="Normal_20__28_Web_29_">
      <style:paragraph-properties fo:margin-top="0.199cm" fo:margin-bottom="0.199cm" style:contextual-spacing="false" fo:line-height="115%"/>
      <style:text-properties officeooo:paragraph-rsid="000cde4b"/>
    </style:style>
    <style:style style:name="P8" style:family="paragraph" style:parent-style-name="Normal_20__28_Web_29_">
      <style:paragraph-properties fo:margin-top="0.199cm" fo:margin-bottom="0.199cm" style:contextual-spacing="false" fo:line-height="115%"/>
      <style:text-properties fo:color="#00a933" loext:opacity="100%" officeooo:rsid="000eafac" officeooo:paragraph-rsid="000eafac"/>
    </style:style>
    <style:style style:name="T1" style:family="text">
      <style:text-properties officeooo:rsid="000cde4b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cde4b"/>
    </style:style>
    <style:style style:name="T4" style:family="text">
      <style:text-properties style:text-underline-style="none"/>
    </style:style>
    <style:style style:name="T5" style:family="text">
      <style:text-properties officeooo:rsid="001082b9"/>
    </style:style>
    <style:style style:name="T6" style:family="text">
      <style:text-properties style:font-name="Times New Roman" fo:font-size="12pt" officeooo:rsid="001082b9" style:font-name-asian="Times New Roman1" style:font-size-asian="12pt" style:font-name-complex="Times New Roman1" style:font-size-complex="12pt"/>
    </style:style>
    <style:style style:name="T7" style:family="text">
      <style:text-properties fo:color="#ff0000" loext:opacity="100%"/>
    </style:style>
    <style:style style:name="T8" style:family="text">
      <style:text-properties fo:color="#ff0000" loext:opacity="100%" officeooo:rsid="0012d088"/>
    </style:style>
    <style:style style:name="T9" style:family="text">
      <style:text-properties officeooo:rsid="0012d08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Indica cuáles de las siguientes son<text:span text:style-name="T4"> </text:span><text:span text:style-name="T2">relaciones laborales</text:span>, <text:span text:style-name="T2">relacio</text:span><text:span text:style-name="T3">ne</text:span><text:span text:style-name="T2">s laborales especiales</text:span> y aquellas que están <text:span text:style-name="T2">excluidas</text:span> del derecho laboral:</text:p>
      <text:p text:style-name="P2"/>
      <text:p text:style-name="P7">a) Mario trabaja como dependiente en una tienda de moda juvenil con un contrato de trabajo temporal.</text:p>
      <text:p text:style-name="P8">Relación laboral porque cumple con los requisitos</text:p>
      <text:p text:style-name="P7">b) Tomás es discapacitado y trabaja en un centro especial de empleo.</text:p>
      <text:p text:style-name="P8">Relación laboral especial por ser personas con discapacidad</text:p>
      <text:p text:style-name="P7">c) Miriam presta servicios como voluntaria de Protección Civil.</text:p>
      <text:p text:style-name="P8">Relacion laboral excluida ya que es un trabajo por benevolencia.</text:p>
      <text:p text:style-name="P7">d) Mariola es <text:span text:style-name="T1">g</text:span>erente en su empresa.</text:p>
      <text:p text:style-name="P8">Relación laboral especial, ya que es una directiva de la empresa</text:p>
      <text:p text:style-name="P7">e) Carmelo creó su propia empresa textil.</text:p>
      <text:p text:style-name="P8">Autonomo / Relacion laboral especial porque es directivo de la empresa</text:p>
      <text:p text:style-name="P7">f) José trabaja como empleado de hogar durante 3 horas cada lunes, miércoles y viernes.</text:p>
      <text:p text:style-name="P8">Relacion laboral especial, forma parte del servicio del hogar familiar.</text:p>
      <text:p text:style-name="Normal_20__28_Web_29_">g) Pedro es Policía municipal en Alicante.</text:p>
      <text:p text:style-name="P3">Relacion laboral excluida, ya que Pedro es un funcionario.</text:p>
      <text:p text:style-name="Normal_20__28_Web_29_">h) Carolina es presidente de una mesa electoral.</text:p>
      <text:p text:style-name="P3">Relacion laboral excluida ya que es una prestación personal que es obligatoria</text:p>
      <text:p text:style-name="Normal_20__28_Web_29_">i) Herminia, profesora de FOL de un IES público, funcionaria pública desde hace 5 años.</text:p>
      <text:p text:style-name="P3">Relacion laboral excluida, ya que es una funcionaria.</text:p>
      <text:p text:style-name="Normal_20__28_Web_29_">j) David Bustamante, cantante profesional.</text:p>
      <text:p text:style-name="P3">Relaciones laborales especiales, artista en espectaculos publicos.</text:p>
      <text:p text:style-name="Normal_20__28_Web_29_"><text:soft-page-break/>k) Álvaro, profesor de FOL en un IES privado.</text:p>
      <text:p text:style-name="P3">Relacion <text:span text:style-name="T6">laboral</text:span>, <text:span text:style-name="T5">cumple con los requisitos</text:span></text:p>
      <text:p text:style-name="Normal_20__28_Web_29_">l) Emilio, contable de la empresa Vodafone.</text:p>
      <text:p text:style-name="P4">Relacion laboral con los requisitos</text:p>
      <text:p text:style-name="Normal_20__28_Web_29_">m) Mireia Belmonte, nadadora profesional.</text:p>
      <text:p text:style-name="P4">Relación laboral especial, deportista profesional</text:p>
      <text:p text:style-name="Normal_20__28_Web_29_">n) Gonzalo es agente comercial y sólo cobra comisión de las ventas que consigue realizar.</text:p>
      <text:p text:style-name="P4">Relacion laboral especial, representante de comercio</text:p>
      <text:p text:style-name="P6">Relacion laboral excluida, los agentes comerciales que asumen el riesgo de la venta y van a 100% de comisión entran en el grupo de relaciones excluidas.</text:p>
      <text:p text:style-name="Normal_20__28_Web_29_">o) Maribel, que vive con sus padres, les ayuda algunos sábados en la tienda que tienen.</text:p>
      <text:p text:style-name="P4">Relacion laboral especial, trabajos familiares</text:p>
      <text:p text:style-name="P5"><text:span text:style-name="T7">Relacion laboral excluida, trabajos familiares.</text:span></text:p>
      <text:p text:style-name="Normal_20__28_Web_29_">p) Pilar, diseñadora gráfica, trabaja desde casa realizando diseños gráficos a todas las empresas que se lo solicitan.</text:p>
      <text:p text:style-name="P4"><text:span text:style-name="T8">Relacion laboral excluida, es </text:span>Autonom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1" svg:font-family="'Open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1T18:02:43.678000000</meta:creation-date>
    <dc:date>2022-12-07T18:06:13.987000000</dc:date>
    <meta:editing-duration>PT10M49S</meta:editing-duration>
    <meta:editing-cycles>2</meta:editing-cycles>
    <meta:generator>LibreOffice/7.1.2.2$Windows_X86_64 LibreOffice_project/8a45595d069ef5570103caea1b71cc9d82b2aae4</meta:generator>
    <meta:document-statistic meta:table-count="0" meta:image-count="0" meta:object-count="0" meta:page-count="2" meta:paragraph-count="35" meta:word-count="348" meta:character-count="2275" meta:non-whitespace-character-count="1962"/>
  </office:meta>
</office:document-meta>
</file>